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35in"/>
    </style:style>
    <style:style style:name="co2" style:family="table-column">
      <style:table-column-properties fo:break-before="auto" style:column-width="2.4445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1.7689in"/>
    </style:style>
    <style:style style:name="co5" style:family="table-column">
      <style:table-column-properties fo:break-before="auto" style:column-width="8.044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744in"/>
    </style:style>
    <style:style style:name="co8" style:family="table-column">
      <style:table-column-properties fo:break-before="auto" style:column-width="3.0728in"/>
    </style:style>
    <style:style style:name="co9" style:family="table-column">
      <style:table-column-properties fo:break-before="auto" style:column-width="2.8709in"/>
    </style:style>
    <style:style style:name="co10" style:family="table-column">
      <style:table-column-properties fo:break-before="auto" style:column-width="1.3937in"/>
    </style:style>
    <style:style style:name="co11" style:family="table-column">
      <style:table-column-properties fo:break-before="auto" style:column-width="1.048in"/>
    </style:style>
    <style:style style:name="co12" style:family="table-column">
      <style:table-column-properties fo:break-before="auto" style:column-width="1.32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#407927" style:text-align-source="fix" style:repeat-content="false" fo:wrap-option="wrap" fo:border="0.06pt solid #000000"/>
      <style:paragraph-properties fo:text-align="center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407927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dfcce4" fo:border="0.06pt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dfcce4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dfcce4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fff200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dc578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87d1d1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87d1d1" style:text-align-source="fix" style:repeat-content="false" fo:wrap-option="wrap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87d1d1" style:text-align-source="fix" style:repeat-content="false"/>
      <style:paragraph-properties fo:text-align="center" fo:margin-left="0in"/>
    </style:style>
    <style:style style:name="ce3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3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fdc578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407927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407927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111111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38" style:family="table-cell" style:parent-style-name="Default">
      <style:table-cell-properties fo:background-color="#111111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407927" style:text-align-source="fix" style:repeat-content="false" fo:wrap-option="wrap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407927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407927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vertical-align="middle"/>
    </style:style>
    <style:style style:name="ce48" style:family="table-cell" style:parent-style-name="Default">
      <style:table-cell-properties fo:background-color="#111111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407927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407927" fo:border="0.06pt solid #000000"/>
      <style:text-properties fo:font-size="12pt" style:font-size-asian="12pt" style:font-size-complex="12pt"/>
    </style:style>
    <style:style style:name="ce60" style:family="table-cell" style:parent-style-name="Default">
      <style:table-cell-properties fo:background-color="#111111"/>
    </style:style>
    <style:style style:name="ce7" style:family="table-cell" style:parent-style-name="Default">
      <style:table-cell-properties fo:background-color="#111111" fo:border="0.06pt solid #000000"/>
      <style:text-properties fo:font-size="12pt" style:font-size-asian="12pt" style:font-size-complex="12pt"/>
    </style:style>
    <style:style style:name="ce100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#dfcce4" fo:border="0.06pt solid #000000"/>
      <style:text-properties fo:font-size="12pt" style:font-size-asian="12pt" style:font-size-complex="12pt"/>
    </style:style>
    <style:style style:name="ce102" style:family="table-cell" style:parent-style-name="Default">
      <style:table-cell-properties fo:background-color="#dfcce4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104" style:family="table-cell" style:parent-style-name="Default">
      <style:table-cell-properties fo:background-color="#111111" fo:border="0.06pt solid #000000"/>
      <style:text-properties fo:font-size="12pt" style:font-size-asian="12pt" style:font-size-complex="12pt"/>
    </style:style>
    <style:style style:name="ce105" style:family="table-cell" style:parent-style-name="Default">
      <style:table-cell-properties fo:background-color="#407927" style:text-align-source="fix" style:repeat-content="false" fo:wrap-option="wrap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06" style:family="table-cell" style:parent-style-name="Default">
      <style:table-cell-properties fo:background-color="#407927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107" style:family="table-cell" style:parent-style-name="Default">
      <style:table-cell-properties fo:background-color="#407927" fo:border="0.06pt solid #000000"/>
      <style:text-properties fo:font-size="12pt" style:font-size-asian="12pt" style:font-size-complex="12pt"/>
    </style:style>
    <style:style style:name="ce108" style:family="table-cell" style:parent-style-name="Default">
      <style:table-cell-properties fo:background-color="#dfcce4"/>
      <style:text-properties fo:font-size="12pt" style:font-size-asian="12pt" style:font-size-complex="12pt"/>
    </style:style>
    <style:style style:name="ce109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11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1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13" style:family="table-cell" style:parent-style-name="Default">
      <style:table-cell-properties fo:background-color="#111111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15" style:family="table-cell" style:parent-style-name="Default">
      <style:table-cell-properties fo:background-color="#111111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16" style:family="table-cell" style:parent-style-name="Default">
      <style:table-cell-properties fo:background-color="#407927" style:text-align-source="fix" style:repeat-content="false" fo:wrap-option="wrap" fo:border="0.06pt solid #000000"/>
      <style:paragraph-properties fo:text-align="center" fo:margin-left="0in"/>
      <style:text-properties fo:font-size="12pt" style:font-size-asian="12pt" style:font-size-complex="12pt"/>
    </style:style>
    <style:style style:name="ce117" style:family="table-cell" style:parent-style-name="Default">
      <style:table-cell-properties fo:background-color="#407927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18" style:family="table-cell" style:parent-style-name="Default">
      <style:table-cell-properties fo:background-color="#fff200" style:text-align-source="fix" style:repeat-content="false"/>
      <style:paragraph-properties fo:text-align="center" fo:margin-left="0in"/>
    </style:style>
    <style:style style:name="ce119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20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fo:background-color="#fdc578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#111111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ackground-color="#407927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ackground-color="#407927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#fdc578" style:text-align-source="fix" style:repeat-content="false"/>
      <style:paragraph-properties fo:text-align="center" fo:margin-left="0in"/>
    </style:style>
    <style:style style:name="ce128" style:family="table-cell" style:parent-style-name="Default">
      <style:table-cell-properties fo:background-color="#87d1d1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29" style:family="table-cell" style:parent-style-name="Default">
      <style:table-cell-properties fo:background-color="#87d1d1" style:text-align-source="fix" style:repeat-content="false" fo:wrap-option="wrap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130" style:family="table-cell" style:parent-style-name="Default">
      <style:table-cell-properties fo:background-color="#407927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32" style:family="table-cell" style:parent-style-name="Default">
      <style:table-cell-properties fo:background-color="#407927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33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34" style:family="table-cell" style:parent-style-name="Default">
      <style:table-cell-properties fo:background-color="#87d1d1" style:text-align-source="fix" style:repeat-content="false"/>
      <style:paragraph-properties fo:text-align="center" fo:margin-left="0in"/>
    </style:style>
    <style:style style:name="ce1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9" style:family="table-cell" style:parent-style-name="Default">
      <style:table-cell-properties fo:background-color="#111111"/>
    </style:style>
    <style:style style:name="ce140" style:family="table-cell" style:parent-style-name="Default">
      <style:table-cell-properties style:vertical-align="middle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style:font-size-asian="12pt" style:font-size-complex="12pt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7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fo:font-size="12pt" style:font-size-asian="12pt" style:font-size-complex="12pt"/>
    </style:style>
    <style:style style:name="ce73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75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7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start" fo:margin-left="0in"/>
      <style:text-properties style:text-line-through-style="solid" style:text-line-through-type="single" fo:font-size="12pt" style:text-underline-style="none" style:font-size-asian="12pt" style:font-size-complex="12pt"/>
    </style:style>
    <style:style style:name="ce77" style:family="table-cell" style:parent-style-name="Default">
      <style:table-cell-properties fo:background-color="#111111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7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80" style:family="table-cell" style:parent-style-name="Default">
      <style:table-cell-properties fo:background-color="#407927" style:text-align-source="fix" style:repeat-content="false" fo:wrap-option="wrap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81" style:family="table-cell" style:parent-style-name="Default">
      <style:table-cell-properties fo:background-color="#fff200"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114" style:family="table-cell" style:parent-style-name="Default">
      <style:table-cell-properties fo:background-color="#fff200" style:text-align-source="fix" style:repeat-content="false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82" style:family="table-cell" style:parent-style-name="Default">
      <style:table-cell-properties fo:background-color="#fdc578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83" style:family="table-cell" style:parent-style-name="Default">
      <style:table-cell-properties fo:background-color="#fdc578" style:text-align-source="fix" style:repeat-content="false" fo:border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#111111" style:text-align-source="fix" style:repeat-content="false" fo:border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ackground-color="#407927" style:text-align-source="fix" style:repeat-content="false" fo:border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ackground-color="#fdc578"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121" style:family="table-cell" style:parent-style-name="Default">
      <style:table-cell-properties fo:background-color="#fdc578" style:text-align-source="fix" style:repeat-content="false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88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90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91" style:family="table-cell" style:parent-style-name="Default">
      <style:table-cell-properties fo:background-color="#87d1d1"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126" style:family="table-cell" style:parent-style-name="Default">
      <style:table-cell-properties fo:background-color="#87d1d1" style:text-align-source="fix" style:repeat-content="false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style:font-size-asian="12pt" style:font-size-complex="12pt"/>
    </style:style>
    <style:style style:name="ce94" style:family="table-cell" style:parent-style-name="Default">
      <style:table-cell-properties fo:background-color="#111111" style:text-align-source="fix" style:repeat-content="false" fo:wrap-option="wrap" style:vertical-align="middle"/>
      <style:paragraph-properties fo:text-align="start" fo:margin-left="0in"/>
      <style:text-properties fo:font-size="12pt" style:font-size-asian="12pt" style:font-size-complex="12pt"/>
    </style:style>
    <style:style style:name="ce9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font-size="12pt" style:font-size-asian="12pt" style:font-size-complex="12pt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96" style:family="table-cell" style:parent-style-name="Default" style:data-style-name="N124">
      <style:table-cell-properties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124">
      <style:table-cell-properties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98" style:family="table-cell" style:parent-style-name="Default" style:data-style-name="N124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style:font-size-asian="12pt" style:font-size-complex="12pt"/>
    </style:style>
    <style:style style:name="ce135" style:family="table-cell" style:parent-style-name="Default" style:data-style-name="N124">
      <style:table-cell-properties style:text-align-source="fix" style:repeat-content="false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99" style:family="table-cell" style:parent-style-name="Default">
      <style:table-cell-properties fo:background-color="transparent"/>
    </style:style>
    <style:style style:name="ce137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08"/>
        <table:table-column table:style-name="co2" table:default-cell-style-name="ce118"/>
        <table:table-column table:style-name="co3" table:default-cell-style-name="ce127"/>
        <table:table-column table:style-name="co4" table:default-cell-style-name="ce134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00" office:value-type="string" calcext:value-type="string">
            <text:p>Componente</text:p>
          </table:table-cell>
          <table:table-cell table:style-name="ce109" office:value-type="string" calcext:value-type="string">
            <text:p>Nombre</text:p>
          </table:table-cell>
          <table:table-cell table:style-name="ce109" office:value-type="string" calcext:value-type="string">
            <text:p>Pines</text:p>
          </table:table-cell>
          <table:table-cell table:style-name="ce109" office:value-type="string" calcext:value-type="string">
            <text:p>Comp. Req.</text:p>
          </table:table-cell>
          <table:table-cell table:style-name="ce136" office:value-type="string" calcext:value-type="string">
            <text:p>Link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Regulador 3.3V</text:p>
          </table:table-cell>
          <table:table-cell table:style-name="ce110" office:value-type="string" calcext:value-type="string">
            <text:p>AZ1117E3.3</text:p>
          </table:table-cell>
          <table:table-cell table:style-name="ce119" office:value-type="float" office:value="3" calcext:value-type="float">
            <text:p>3</text:p>
          </table:table-cell>
          <table:table-cell table:style-name="ce128" office:value-type="string" calcext:value-type="string">
            <text:p>2X1.0uF</text:p>
          </table:table-cell>
          <table:table-cell office:value-type="string" calcext:value-type="string">
            <text:p><text:a xlink:href="https://www.digikey.com.mx/product-detail/es/AZ1117EH-3.3TRG1/AZ1117EH-3.3TRG1DICT-ND/5001336/?itemSeq=302282293" xlink:type="simple">https://www.digikey.com.mx/product-detail/es/AZ1117EH-3.3TRG1/AZ1117EH-3.3TRG1DICT-ND/5001336/?itemSeq=302282293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Regulador 1.2V</text:p>
          </table:table-cell>
          <table:table-cell table:style-name="ce110" office:value-type="string" calcext:value-type="string">
            <text:p>AZ1117E1.2</text:p>
          </table:table-cell>
          <table:table-cell table:style-name="ce120" office:value-type="float" office:value="3" calcext:value-type="float">
            <text:p>3</text:p>
          </table:table-cell>
          <table:table-cell table:style-name="ce128" office:value-type="string" calcext:value-type="string">
            <text:p>2X1.0uF</text:p>
          </table:table-cell>
          <table:table-cell office:value-type="string" calcext:value-type="string">
            <text:p><text:a xlink:href="https://www.digikey.com.mx/product-detail/es/AZ1117EH-1.2TRG1/AZ1117EH-1.2TRG1DICT-ND/5001340/?itemSeq=302379910" xlink:type="simple">https://www.digikey.com.mx/product-detail/es/AZ1117EH-1.2TRG1/AZ1117EH-1.2TRG1DICT-ND/5001340/?itemSeq=302379910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Flash SOIC8</text:p>
          </table:table-cell>
          <table:table-cell table:style-name="ce110" office:value-type="string" calcext:value-type="string">
            <text:p>S25FL064LABMFI013 </text:p>
          </table:table-cell>
          <table:table-cell table:style-name="ce120" office:value-type="float" office:value="8" calcext:value-type="float">
            <text:p>8</text:p>
          </table:table-cell>
          <table:table-cell table:style-name="ce128"/>
          <table:table-cell office:value-type="string" calcext:value-type="string">
            <text:p><text:a xlink:href="https://www.digikey.com.mx/product-detail/es/S25FL064LABMFI013/428-4073-1-ND/7318403/?itemSeq=302380495" xlink:type="simple">https://www.digikey.com.mx/product-detail/es/S25FL064LABMFI013/428-4073-1-ND/7318403/?itemSeq=302380495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FPGA</text:p>
          </table:table-cell>
          <table:table-cell table:style-name="ce110" office:value-type="string" calcext:value-type="string">
            <text:p>XC6SLX16-2FTG256C </text:p>
          </table:table-cell>
          <table:table-cell table:style-name="ce120" office:value-type="float" office:value="186" calcext:value-type="float">
            <text:p>186</text:p>
          </table:table-cell>
          <table:table-cell table:style-name="ce128"/>
          <table:table-cell office:value-type="string" calcext:value-type="string">
            <text:p><text:a xlink:href="https://www.digikey.com.mx/product-detail/es/XC6SLX16-2FTG256C/122-1672-ND/2408282/?itemSeq=302162759" xlink:type="simple">https://www.digikey.com.mx/product-detail/es/XC6SLX16-2FTG256C/122-1672-ND/2408282/?itemSeq=302162759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IMU</text:p>
          </table:table-cell>
          <table:table-cell table:style-name="ce111" office:value-type="string" calcext:value-type="string">
            <text:p>BMX055 </text:p>
          </table:table-cell>
          <table:table-cell table:style-name="ce120" office:value-type="float" office:value="20" calcext:value-type="float">
            <text:p>20</text:p>
          </table:table-cell>
          <table:table-cell table:style-name="ce128" office:value-type="string" calcext:value-type="string">
            <text:p>2x100nF</text:p>
          </table:table-cell>
          <table:table-cell office:value-type="string" calcext:value-type="string">
            <text:p><text:a xlink:href="https://www.digikey.com.mx/product-detail/es/BMX055/828-1060-1-ND/6136311/?itemSeq=302382329" xlink:type="simple">https://www.digikey.com.mx/product-detail/es/BMX055/828-1060-1-ND/6136311/?itemSeq=302382329</text:a></text:p>
          </table:table-cell>
          <table:table-cell table:number-columns-repeated="1019"/>
        </table:table-row>
        <table:table-row table:style-name="ro2">
          <table:table-cell table:style-name="ce102" office:value-type="string" calcext:value-type="string">
            <text:p>DAC</text:p>
          </table:table-cell>
          <table:table-cell table:style-name="ce112" office:value-type="string" calcext:value-type="string">
            <text:p>MCP4922T-E/ST </text:p>
          </table:table-cell>
          <table:table-cell table:style-name="ce122" office:value-type="float" office:value="14" calcext:value-type="float">
            <text:p>14</text:p>
          </table:table-cell>
          <table:table-cell table:style-name="ce129" office:value-type="string" calcext:value-type="string">
            <text:p>0.1uF ceramic, 10uF tantalum in parallel</text:p>
          </table:table-cell>
          <table:table-cell table:style-name="ce138" office:value-type="string" calcext:value-type="string">
            <text:p><text:a xlink:href="https://www.digikey.com.mx/product-detail/es/MCP4922T-E%2FST/MCP4922T-E%2FSTCT-ND/736004/?itemSeq=302284305" xlink:type="simple">https://www.digikey.com.mx/product-detail/es/MCP4922T-E%2FST/MCP4922T-E%2FSTCT-ND/736004/?itemSeq=302284305</text:a></text:p>
          </table:table-cell>
          <table:table-cell table:number-columns-repeated="1019"/>
        </table:table-row>
        <table:table-row table:style-name="ro1">
          <table:table-cell table:style-name="ce104" office:value-type="string" calcext:value-type="string">
            <text:p>ADC</text:p>
          </table:table-cell>
          <table:table-cell table:style-name="ce113" office:value-type="string" calcext:value-type="string">
            <text:p>ADC122S625CIMM/NOPB </text:p>
          </table:table-cell>
          <table:table-cell table:style-name="ce123" office:value-type="float" office:value="10" calcext:value-type="float">
            <text:p>10</text:p>
          </table:table-cell>
          <table:table-cell table:style-name="ce115" office:value-type="string" calcext:value-type="string">
            <text:p>2x10uF, 2x0.1uF</text:p>
          </table:table-cell>
          <table:table-cell table:style-name="ce139" office:value-type="string" calcext:value-type="string">
            <text:p><text:a xlink:href="https://www.digikey.com.mx/product-detail/es/ADC122S625CIMM%2FNOPB/ADC122S625CIMM%2FNOPBCT-ND/1823877/?itemSeq=302284676" xlink:type="simple">https://www.digikey.com.mx/product-detail/es/ADC122S625CIMM%2FNOPB/ADC122S625CIMM%2FNOPBCT-ND/1823877/?itemSeq=302284676</text:a></text:p>
          </table:table-cell>
          <table:table-cell table:style-name="ce139" table:number-columns-repeated="1019"/>
        </table:table-row>
        <table:table-row table:style-name="ro1">
          <table:table-cell table:style-name="ce101" office:value-type="string" calcext:value-type="string">
            <text:p>ADC-OK</text:p>
          </table:table-cell>
          <table:table-cell table:style-name="ce112" office:value-type="string" calcext:value-type="string">
            <text:p>ADC122S021CIMM/NOPB</text:p>
          </table:table-cell>
          <table:table-cell table:style-name="ce120"/>
          <table:table-cell table:style-name="ce128"/>
          <table:table-cell office:value-type="string" calcext:value-type="string">
            <text:p><text:a xlink:href="https://www.digikey.com.mx/product-detail/es/texas-instruments/ADC122S021CIMM-NOPB/ADC122S021CIMM-NOPBTR-ND/755010" xlink:type="simple">https://www.digikey.com.mx/product-detail/es/texas-instruments/ADC122S021CIMM-NOPB/ADC122S021CIMM-NOPBTR-ND/755010</text:a></text:p>
          </table:table-cell>
          <table:table-cell table:number-columns-repeated="1019"/>
        </table:table-row>
        <table:table-row table:style-name="ro1">
          <table:table-cell table:style-name="ce104" office:value-type="string" calcext:value-type="string">
            <text:p>RAM</text:p>
          </table:table-cell>
          <table:table-cell table:style-name="ce111" office:value-type="string" calcext:value-type="string">
            <text:p>CY62157EV30LL-45ZSXA </text:p>
          </table:table-cell>
          <table:table-cell table:style-name="ce123" office:value-type="float" office:value="44" calcext:value-type="float">
            <text:p>44</text:p>
          </table:table-cell>
          <table:table-cell table:style-name="ce115"/>
          <table:table-cell table:style-name="ce139" office:value-type="string" calcext:value-type="string">
            <text:p><text:a xlink:href="https://www.digikey.com.mx/product-detail/es/cypress-semiconductor-corp/CY7C1041GN30-10BVXI/2015-CY7C1041GN30-10BVXI-ND/9771559" xlink:type="simple">https://www.digikey.com.mx/product-detail/es/cypress-semiconductor-corp/CY7C1041GN30-10BVXI/2015-CY7C1041GN30-10BVXI-ND/9771559</text:a></text:p>
          </table:table-cell>
          <table:table-cell table:style-name="ce139" table:number-columns-repeated="1019"/>
        </table:table-row>
        <table:table-row table:style-name="ro1">
          <table:table-cell table:style-name="ce104" office:value-type="string" calcext:value-type="string">
            <text:p>FLASH Adesto Recomendada</text:p>
          </table:table-cell>
          <table:table-cell table:style-name="ce115" office:value-type="string" calcext:value-type="string">
            <text:p>AT45DB161E-SSHF2B-T </text:p>
          </table:table-cell>
          <table:table-cell table:style-name="ce123" office:value-type="float" office:value="8" calcext:value-type="float">
            <text:p>8</text:p>
          </table:table-cell>
          <table:table-cell table:style-name="ce115"/>
          <table:table-cell table:style-name="ce139" office:value-type="string" calcext:value-type="string">
            <text:p><text:a xlink:href="https://www.digikey.com.mx/product-detail/es/AT45DB161E-MHF2B-T/1265-1040-1-ND/3986539/?itemSeq=302596312" xlink:type="simple">https://www.digikey.com.mx/product-detail/es/AT45DB161E-MHF2B-T/1265-1040-1-ND/3986539/?itemSeq=302596312</text:a></text:p>
          </table:table-cell>
          <table:table-cell table:style-name="ce139" table:number-columns-repeated="1019"/>
        </table:table-row>
        <table:table-row table:style-name="ro2">
          <table:table-cell table:style-name="ce105" office:value-type="string" calcext:value-type="string" table:number-columns-spanned="1" table:number-rows-spanned="3">
            <text:p>Capacitores Desacoplo Ver ug393_pag14</text:p>
          </table:table-cell>
          <table:table-cell table:style-name="ce116" office:value-type="string" calcext:value-type="string">
            <text:p>CL21A475KQFNNNG <text:s text:c="8"/>CAP CER 4.7UF 6.3V X5R 0805</text:p>
          </table:table-cell>
          <table:table-cell table:style-name="ce124" office:value-type="string" calcext:value-type="string">
            <text:p>10x2</text:p>
          </table:table-cell>
          <table:table-cell table:style-name="ce130" office:value-type="string" calcext:value-type="string">
            <text:p>4.7uF</text:p>
          </table:table-cell>
          <table:table-cell office:value-type="string" calcext:value-type="string">
            <text:p><text:a xlink:href="https://www.digikey.com.mx/ordering/shoppingcart?qty=5&amp;cref=&amp;enterprise=0&amp;part=1276-6465-1-ND&amp;partid=5958093&amp;source=search" xlink:type="simple">https://www.digikey.com.mx/ordering/shoppingcart?qty=5&amp;cref=&amp;enterprise=0&amp;part=1276-6465-1-ND&amp;partid=5958093&amp;source=search</text:a></text:p>
          </table:table-cell>
          <table:table-cell table:number-columns-repeated="1019"/>
        </table:table-row>
        <table:table-row table:style-name="ro2">
          <table:covered-table-cell table:style-name="ce106"/>
          <table:table-cell table:style-name="ce117" office:value-type="string" calcext:value-type="string">
            <text:p>CL05A474KQ5NNNC <text:s text:c="8"/>CAP CER 0.47UF 6.3V X5R 0402 </text:p>
          </table:table-cell>
          <table:table-cell table:style-name="ce125" office:value-type="string" calcext:value-type="string">
            <text:p>9x2</text:p>
          </table:table-cell>
          <table:table-cell table:style-name="ce132" office:value-type="string" calcext:value-type="string">
            <text:p>0.47uF</text:p>
          </table:table-cell>
          <table:table-cell table:style-name="ce140" office:value-type="string" calcext:value-type="string">
            <text:p><text:a xlink:href="https://www.digikey.com.mx/product-detail/es/samsung-electro-mechanics/CL05A474KQ5NNNC/1276-1479-1-ND/3889565" xlink:type="simple">https://www.digikey.com.mx/product-detail/es/samsung-electro-mechanics/CL05A474KQ5NNNC/1276-1479-1-ND/3889565</text:a></text:p>
          </table:table-cell>
          <table:table-cell table:number-columns-repeated="1019"/>
        </table:table-row>
        <table:table-row table:style-name="ro2">
          <table:covered-table-cell table:style-name="ce107"/>
          <table:table-cell table:style-name="ce116" office:value-type="string" calcext:value-type="string">
            <text:p>CL32A107MQVNNNE <text:s/>CAP CER 100UF 6.3V X5R 1210</text:p>
          </table:table-cell>
          <table:table-cell table:style-name="ce124" office:value-type="string" calcext:value-type="string">
            <text:p>5x2</text:p>
          </table:table-cell>
          <table:table-cell table:style-name="ce130" office:value-type="string" calcext:value-type="string">
            <text:p>100uF</text:p>
          </table:table-cell>
          <table:table-cell office:value-type="string" calcext:value-type="string">
            <text:p><text:a xlink:href="https://www.digikey.com.mx/product-detail/es/samsung-electro-mechanics/CL32A107MQVNNNE/1276-1092-1-ND/3889178" xlink:type="simple">https://www.digikey.com.mx/product-detail/es/samsung-electro-mechanics/CL32A107MQVNNNE/1276-1092-1-ND/3889178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DIP Switch 8</text:p>
          </table:table-cell>
          <table:table-cell table:style-name="ce112" office:value-type="string" calcext:value-type="string">
            <text:p>206-8 </text:p>
          </table:table-cell>
          <table:table-cell table:style-name="ce109" office:value-type="float" office:value="16" calcext:value-type="float">
            <text:p>16</text:p>
          </table:table-cell>
          <table:table-cell table:style-name="ce133"/>
          <table:table-cell office:value-type="string" calcext:value-type="string">
            <text:p><text:a xlink:href="https://www.digikey.com.mx/product-detail/es/206-8/CT2068-ND/20760/?itemSeq=303884575" xlink:type="simple">https://www.digikey.com.mx/product-detail/es/206-8/CT2068-ND/20760/?itemSeq=303884575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Variador de Nivel</text:p>
          </table:table-cell>
          <table:table-cell table:style-name="ce112" office:value-type="string" calcext:value-type="string">
            <text:p>74LVC4245APW,118‎</text:p>
          </table:table-cell>
          <table:table-cell table:style-name="ce120" office:value-type="float" office:value="24" calcext:value-type="float">
            <text:p>24</text:p>
          </table:table-cell>
          <table:table-cell table:style-name="ce128"/>
          <table:table-cell office:value-type="string" calcext:value-type="string">
            <text:p><text:a xlink:href="https://www.digikey.com.mx/product-detail/es/74LVC4245APW%2C118/1727-4308-1-ND/2209918/?itemSeq=304138377" xlink:type="simple">https://www.digikey.com.mx/product-detail/es/74LVC4245APW%2C118/1727-4308-1-ND/2209918/?itemSeq=304138377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Cristal</text:p>
          </table:table-cell>
          <table:table-cell table:style-name="ce112" office:value-type="string" calcext:value-type="string">
            <text:p>XLH536060.000000I‎</text:p>
          </table:table-cell>
          <table:table-cell table:style-name="ce120" office:value-type="float" office:value="6" calcext:value-type="float">
            <text:p>6</text:p>
          </table:table-cell>
          <table:table-cell table:style-name="ce128"/>
          <table:table-cell office:value-type="string" calcext:value-type="string">
            <text:p><text:a xlink:href="https://www.digikey.com.mx/product-detail/es/XLH536060.000000I/631-1167-ND/2074695/?itemSeq=305209256" xlink:type="simple">https://www.digikey.com.mx/product-detail/es/XLH536060.000000I/631-1167-ND/2074695/?itemSeq=305209256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RAM2</text:p>
          </table:table-cell>
          <table:table-cell table:style-name="ce110" office:value-type="string" calcext:value-type="string">
            <text:p>IS61WV25616EDBLL-10TLI‎ </text:p>
          </table:table-cell>
          <table:table-cell table:style-name="ce120" office:value-type="float" office:value="44" calcext:value-type="float">
            <text:p>44</text:p>
          </table:table-cell>
          <table:table-cell table:style-name="ce128"/>
          <table:table-cell office:value-type="string" calcext:value-type="string">
            <text:p><text:a xlink:href="https://www.digikey.com.mx/product-detail/es/IS61WV25616EDBLL-10TLI/706-1146-ND/2799144/?itemSeq=303374271" xlink:type="simple">https://www.digikey.com.mx/product-detail/es/IS61WV25616EDBLL-10TLI/706-1146-ND/2799144/?itemSeq=303374271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Terminales</text:p>
          </table:table-cell>
          <table:table-cell table:style-name="ce110" office:value-type="string" calcext:value-type="string">
            <text:p>OSTTC022162 </text:p>
          </table:table-cell>
          <table:table-cell table:style-name="ce120" office:value-type="float" office:value="2" calcext:value-type="float">
            <text:p>2</text:p>
          </table:table-cell>
          <table:table-cell table:style-name="ce128"/>
          <table:table-cell office:value-type="string" calcext:value-type="string">
            <text:p><text:a xlink:href="https://www.digikey.com.mx/product-detail/es/on-shore-technology-inc/OSTTC022162/ED2609-ND/614558" xlink:type="simple">https://www.digikey.com.mx/product-detail/es/on-shore-technology-inc/OSTTC022162/ED2609-ND/614558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Micro usb conector</text:p>
          </table:table-cell>
          <table:table-cell table:style-name="ce110" office:value-type="string" calcext:value-type="string">
            <text:p>10118193-0001LF </text:p>
          </table:table-cell>
          <table:table-cell table:style-name="ce120" office:value-type="float" office:value="5" calcext:value-type="float">
            <text:p>5</text:p>
          </table:table-cell>
          <table:table-cell table:style-name="ce128"/>
          <table:table-cell office:value-type="string" calcext:value-type="string">
            <text:p><text:a xlink:href="https://www.digikey.com.mx/product-detail/es/amphenol-icc-fci/10118193-0001LF/609-4616-1-ND/2785380" xlink:type="simple">https://www.digikey.com.mx/product-detail/es/amphenol-icc-fci/10118193-0001LF/609-4616-1-ND/2785380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boton pulsador</text:p>
          </table:table-cell>
          <table:table-cell table:style-name="ce110"/>
          <table:table-cell table:style-name="ce120" office:value-type="float" office:value="4" calcext:value-type="float">
            <text:p>4</text:p>
          </table:table-cell>
          <table:table-cell table:style-name="ce128"/>
          <table:table-cell office:value-type="string" calcext:value-type="string">
            <text:p><text:a xlink:href="https://www.digikey.com.mx/product-detail/es/PTS+647+SN38+SMTR2+LFS/PTS647SN38SMTR2LFSCT-ND/9649869/?itemSeq=303388718" xlink:type="simple">https://www.digikey.com.mx/product-detail/es/PTS+647+SN38+SMTR2+LFS/PTS647SN38SMTR2LFSCT-ND/9649869/?itemSeq=303388718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Led Verde</text:p>
          </table:table-cell>
          <table:table-cell table:style-name="ce110"/>
          <table:table-cell table:style-name="ce120" office:value-type="float" office:value="2" calcext:value-type="float">
            <text:p>2</text:p>
          </table:table-cell>
          <table:table-cell table:style-name="ce128"/>
          <table:table-cell office:value-type="string" calcext:value-type="string">
            <text:p><text:a xlink:href="https://www.digikey.com.mx/product-detail/es/LTST-C191KGKT/160-1446-1-ND/386834/?itemSeq=303514635" xlink:type="simple">https://www.digikey.com.mx/product-detail/es/LTST-C191KGKT/160-1446-1-ND/386834/?itemSeq=303514635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Led Rojo</text:p>
          </table:table-cell>
          <table:table-cell table:style-name="ce110"/>
          <table:table-cell table:style-name="ce120" office:value-type="float" office:value="2" calcext:value-type="float">
            <text:p>2</text:p>
          </table:table-cell>
          <table:table-cell table:style-name="ce128"/>
          <table:table-cell office:value-type="string" calcext:value-type="string">
            <text:p><text:a xlink:href="https://www.digikey.com.mx/product-detail/es/LTST-C191KRKT/160-1447-1-ND/386836/?itemSeq=303514649" xlink:type="simple">https://www.digikey.com.mx/product-detail/es/LTST-C191KRKT/160-1447-1-ND/386836/?itemSeq=303514649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Led Azul</text:p>
          </table:table-cell>
          <table:table-cell table:style-name="ce110"/>
          <table:table-cell table:style-name="ce120" office:value-type="float" office:value="2" calcext:value-type="float">
            <text:p>2</text:p>
          </table:table-cell>
          <table:table-cell table:style-name="ce128"/>
          <table:table-cell office:value-type="string" calcext:value-type="string">
            <text:p><text:a xlink:href="https://www.digikey.com.mx/product-detail/es/LTST-C191TBKT/160-1647-1-ND/573587/?itemSeq=303514652" xlink:type="simple">https://www.digikey.com.mx/product-detail/es/LTST-C191TBKT/160-1647-1-ND/573587/?itemSeq=303514652</text:a>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" table:style-name="ta1">
        <table:table-column table:style-name="co7" table:default-cell-style-name="ce70"/>
        <table:table-column table:style-name="co8" table:default-cell-style-name="ce70"/>
        <table:table-column table:style-name="co9" table:default-cell-style-name="ce81"/>
        <table:table-column table:style-name="co3" table:default-cell-style-name="ce87"/>
        <table:table-column table:style-name="co4" table:default-cell-style-name="ce91"/>
        <table:table-column table:style-name="co10" table:default-cell-style-name="ce93"/>
        <table:table-column table:style-name="co6" table:default-cell-style-name="ce97"/>
        <table:table-column table:style-name="co11" table:default-cell-style-name="ce97"/>
        <table:table-column table:style-name="co6" table:number-columns-repeated="2" table:default-cell-style-name="ce70"/>
        <table:table-column table:style-name="co6" table:default-cell-style-name="ce93"/>
        <table:table-column table:style-name="co12" table:default-cell-style-name="ce97"/>
        <table:table-column table:style-name="co6" table:number-columns-repeated="2" table:default-cell-style-name="ce97"/>
        <table:table-column table:style-name="co6" table:number-columns-repeated="1009" table:default-cell-style-name="ce70"/>
        <table:table-column table:style-name="co6" table:default-cell-style-name="Default"/>
        <table:table-row table:style-name="ro1">
          <table:table-cell table:style-name="ce69" office:value-type="string" calcext:value-type="string">
            <text:p>Componente</text:p>
          </table:table-cell>
          <table:table-cell table:style-name="ce69" office:value-type="string" calcext:value-type="string">
            <text:p>@Caracteristica</text:p>
          </table:table-cell>
          <table:table-cell table:style-name="ce73" office:value-type="string" calcext:value-type="string">
            <text:p>Numero de parte</text:p>
          </table:table-cell>
          <table:table-cell table:style-name="ce73" office:value-type="string" calcext:value-type="string">
            <text:p>Pines</text:p>
          </table:table-cell>
          <table:table-cell table:style-name="ce73" office:value-type="string" calcext:value-type="string">
            <text:p>Comp. Req.</text:p>
          </table:table-cell>
          <table:table-cell table:style-name="ce92" office:value-type="string" calcext:value-type="string">
            <text:p>Link</text:p>
          </table:table-cell>
          <table:table-cell table:style-name="ce96" office:value-type="string" calcext:value-type="string">
            <text:p>Precio</text:p>
          </table:table-cell>
          <table:table-cell table:style-name="ce96" office:value-type="string" calcext:value-type="string">
            <text:p>Precio x10</text:p>
          </table:table-cell>
          <table:table-cell table:style-name="ce69" office:value-type="string" calcext:value-type="string">
            <text:p>Reemplazo</text:p>
          </table:table-cell>
          <table:table-cell table:style-name="ce69" office:value-type="string" calcext:value-type="string">
            <text:p>Comp. Req.</text:p>
          </table:table-cell>
          <table:table-cell table:style-name="ce92" office:value-type="string" calcext:value-type="string">
            <text:p>Link</text:p>
          </table:table-cell>
          <table:table-cell table:style-name="ce96" office:value-type="string" calcext:value-type="string">
            <text:p>Precio Unitario</text:p>
          </table:table-cell>
          <table:table-cell table:style-name="ce96" office:value-type="string" calcext:value-type="string">
            <text:p>Precio x 5</text:p>
          </table:table-cell>
          <table:table-cell table:style-name="ce96" office:value-type="string" calcext:value-type="string">
            <text:p>Precio x10</text:p>
          </table:table-cell>
          <table:table-cell table:style-name="ce69" table:number-columns-repeated="1009"/>
          <table:table-cell/>
        </table:table-row>
        <table:table-row table:style-name="ro1">
          <table:table-cell office:value-type="string" calcext:value-type="string">
            <text:p>Regulador lineal</text:p>
          </table:table-cell>
          <table:table-cell office:value-type="string" calcext:value-type="string">
            <text:p>IC REG LINEAR 3.3V 1A SOT223</text:p>
          </table:table-cell>
          <table:table-cell table:style-name="ce74" office:value-type="string" calcext:value-type="string">
            <text:p>AZ1117E3.3</text:p>
          </table:table-cell>
          <table:table-cell table:style-name="ce82" office:value-type="float" office:value="3" calcext:value-type="float">
            <text:p>3</text:p>
          </table:table-cell>
          <table:table-cell table:style-name="ce88" office:value-type="string" calcext:value-type="string">
            <text:p>2X1.0uF</text:p>
          </table:table-cell>
          <table:table-cell office:value-type="string" calcext:value-type="string">
            <text:p><text:a xlink:href="https://www.digikey.com.mx/product-detail/es/AZ1117EH-3.3TRG1/AZ1117EH-3.3TRG1DICT-ND/5001336/?itemSeq=302282293" xlink:type="simple">https://www.digikey.com.mx/product-detail/es/AZ1117EH-3.3TRG1/AZ1117EH-3.3TRG1DICT-ND/5001336/?itemSeq=302282293</text:a></text:p>
          </table:table-cell>
          <table:table-cell office:value-type="currency" office:currency="USD" office:value="0.44" calcext:value-type="currency">
            <text:p>$0.4400</text:p>
          </table:table-cell>
          <table:table-cell office:value-type="currency" office:currency="USD" office:value="0.33" calcext:value-type="currency">
            <text:p>$0.33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ulador lineal</text:p>
          </table:table-cell>
          <table:table-cell office:value-type="string" calcext:value-type="string">
            <text:p>IC REG LINEAR 1.2V 1A SOT223</text:p>
          </table:table-cell>
          <table:table-cell table:style-name="ce74" office:value-type="string" calcext:value-type="string">
            <text:p>AZ1117E1.2</text:p>
          </table:table-cell>
          <table:table-cell table:style-name="ce83" office:value-type="float" office:value="3" calcext:value-type="float">
            <text:p>3</text:p>
          </table:table-cell>
          <table:table-cell table:style-name="ce88" office:value-type="string" calcext:value-type="string">
            <text:p>2X1.0uF</text:p>
          </table:table-cell>
          <table:table-cell office:value-type="string" calcext:value-type="string">
            <text:p><text:a xlink:href="https://www.digikey.com.mx/product-detail/es/AZ1117EH-1.2TRG1/AZ1117EH-1.2TRG1DICT-ND/5001340/?itemSeq=302379910" xlink:type="simple">https://www.digikey.com.mx/product-detail/es/AZ1117EH-1.2TRG1/AZ1117EH-1.2TRG1DICT-ND/5001340/?itemSeq=302379910</text:a></text:p>
          </table:table-cell>
          <table:table-cell office:value-type="currency" office:currency="USD" office:value="0.44" calcext:value-type="currency">
            <text:p>$0.4400</text:p>
          </table:table-cell>
          <table:table-cell office:value-type="currency" office:currency="USD" office:value="0.33" calcext:value-type="currency">
            <text:p>$0.33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IC FLASH 64MBIT SPI/QUAD 8SOIC</text:p>
          </table:table-cell>
          <table:table-cell table:style-name="ce75" office:value-type="string" calcext:value-type="string">
            <text:p>S25FL064LABMFI013 </text:p>
          </table:table-cell>
          <table:table-cell table:style-name="ce83" office:value-type="float" office:value="8" calcext:value-type="float">
            <text:p>8</text:p>
          </table:table-cell>
          <table:table-cell table:style-name="ce88"/>
          <table:table-cell office:value-type="string" calcext:value-type="string">
            <text:p><text:a xlink:href="https://www.digikey.com.mx/product-detail/es/S25FL064LABMFI013/428-4073-1-ND/7318403/?itemSeq=302380495" xlink:type="simple">https://www.digikey.com.mx/product-detail/es/S25FL064LABMFI013/428-4073-1-ND/7318403/?itemSeq=302380495</text:a></text:p>
          </table:table-cell>
          <table:table-cell office:value-type="currency" office:currency="USD" office:value="1.43" calcext:value-type="currency">
            <text:p>$1.4300</text:p>
          </table:table-cell>
          <table:table-cell office:value-type="currency" office:currency="USD" office:value="1.304" calcext:value-type="currency">
            <text:p>$1.30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PGA</text:p>
          </table:table-cell>
          <table:table-cell office:value-type="string" calcext:value-type="string">
            <text:p>IC FPGA 186 I/O 256FTBGA</text:p>
          </table:table-cell>
          <table:table-cell table:style-name="ce74" office:value-type="string" calcext:value-type="string">
            <text:p>XC6SLX16-2FTG256C </text:p>
          </table:table-cell>
          <table:table-cell table:style-name="ce83" office:value-type="float" office:value="186" calcext:value-type="float">
            <text:p>186</text:p>
          </table:table-cell>
          <table:table-cell table:style-name="ce88"/>
          <table:table-cell office:value-type="string" calcext:value-type="string">
            <text:p><text:a xlink:href="https://www.digikey.com.mx/product-detail/es/XC6SLX16-2FTG256C/122-1672-ND/2408282/?itemSeq=302162759" xlink:type="simple">https://www.digikey.com.mx/product-detail/es/XC6SLX16-2FTG256C/122-1672-ND/2408282/?itemSeq=302162759</text:a></text:p>
          </table:table-cell>
          <table:table-cell office:value-type="currency" office:currency="USD" office:value="26.46" calcext:value-type="currency">
            <text:p>$26.4600</text:p>
          </table:table-cell>
          <table:table-cell office:value-type="currency" office:currency="USD" office:value="0" calcext:value-type="currency">
            <text:p>$0.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MU</text:p>
          </table:table-cell>
          <table:table-cell table:style-name="ce72" office:value-type="string" calcext:value-type="string">
            <text:p>Acelerómetro, giroscopio, magnetómetro, 9 ejes Sensor I²C, UART Salida</text:p>
          </table:table-cell>
          <table:table-cell table:style-name="ce76" office:value-type="string" calcext:value-type="string">
            <text:p>BMX055 </text:p>
          </table:table-cell>
          <table:table-cell table:style-name="ce83" office:value-type="float" office:value="20" calcext:value-type="float">
            <text:p>20</text:p>
          </table:table-cell>
          <table:table-cell table:style-name="ce88" office:value-type="string" calcext:value-type="string">
            <text:p>2x100nF</text:p>
          </table:table-cell>
          <table:table-cell office:value-type="string" calcext:value-type="string">
            <text:p><text:a xlink:href="https://www.digikey.com.mx/product-detail/es/BMX055/828-1060-1-ND/6136311/?itemSeq=302382329" xlink:type="simple">https://www.digikey.com.mx/product-detail/es/BMX055/828-1060-1-ND/6136311/?itemSeq=302382329</text:a></text:p>
          </table:table-cell>
          <table:table-cell table:number-columns-repeated="2" office:value-type="currency" office:currency="USD" office:value="0" calcext:value-type="currency">
            <text:p>$0.0000</text:p>
          </table:table-cell>
          <table:table-cell office:value-type="string" calcext:value-type="string">
            <text:p>BMF055</text:p>
          </table:table-cell>
          <table:table-cell/>
          <table:table-cell office:value-type="string" calcext:value-type="string">
            <text:p><text:a xlink:href="https://www.digikey.com.mx/es/products/detail/bosch-sensortec/BMF055/6136302" xlink:type="simple">https://www.digikey.com.mx/es/products/detail/bosch-sensortec/BMF055/6136302</text:a></text:p>
            <text:p/>
          </table:table-cell>
          <table:table-cell office:value-type="currency" office:currency="USD" office:value="10.97" calcext:value-type="currency">
            <text:p>$10.9700</text:p>
          </table:table-cell>
          <table:table-cell office:value-type="currency" office:currency="USD" office:value="9.624" calcext:value-type="currency">
            <text:p>$9.6240</text:p>
          </table:table-cell>
          <table:table-cell office:value-type="currency" office:currency="USD" office:value="8.662" calcext:value-type="currency">
            <text:p>$8.66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AC</text:p>
          </table:table-cell>
          <table:table-cell office:value-type="string" calcext:value-type="string">
            <text:p>IC DAC 12BIT V-OUT 14TSSOP</text:p>
          </table:table-cell>
          <table:table-cell table:style-name="ce74" office:value-type="string" calcext:value-type="string">
            <text:p>MCP4922T-E/ST </text:p>
          </table:table-cell>
          <table:table-cell table:style-name="ce83" office:value-type="float" office:value="14" calcext:value-type="float">
            <text:p>14</text:p>
          </table:table-cell>
          <table:table-cell table:style-name="ce129" office:value-type="string" calcext:value-type="string">
            <text:p>0.1uF ceramic, 10uF tantalum in parallel</text:p>
          </table:table-cell>
          <table:table-cell office:value-type="string" calcext:value-type="string">
            <text:p><text:a xlink:href="https://www.digikey.com.mx/product-detail/es/MCP4922T-E%2FST/MCP4922T-E%2FSTCT-ND/736004/?itemSeq=302284305" xlink:type="simple">https://www.digikey.com.mx/product-detail/es/MCP4922T-E%2FST/MCP4922T-E%2FSTCT-ND/736004/?itemSeq=302284305</text:a></text:p>
          </table:table-cell>
          <table:table-cell office:value-type="currency" office:currency="USD" office:value="2.75" calcext:value-type="currency">
            <text:p>$2.7500</text:p>
          </table:table-cell>
          <table:table-cell office:value-type="currency" office:currency="USD" office:value="0" calcext:value-type="currency">
            <text:p>$0.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IC ADC 12BIT SAR 10VSSOP</text:p>
          </table:table-cell>
          <table:table-cell table:style-name="ce77" office:value-type="string" calcext:value-type="string">
            <text:p>ADC122S625CIMM/NOPB </text:p>
          </table:table-cell>
          <table:table-cell table:style-name="ce84" office:value-type="float" office:value="10" calcext:value-type="float">
            <text:p>10</text:p>
          </table:table-cell>
          <table:table-cell table:style-name="ce77" office:value-type="string" calcext:value-type="string">
            <text:p>2x10uF, 2x0.1uF</text:p>
          </table:table-cell>
          <table:table-cell table:style-name="ce94" office:value-type="string" calcext:value-type="string">
            <text:p><text:a xlink:href="https://www.digikey.com.mx/product-detail/es/ADC122S625CIMM%2FNOPB/ADC122S625CIMM%2FNOPBCT-ND/1823877/?itemSeq=302284676" xlink:type="simple">https://www.digikey.com.mx/product-detail/es/ADC122S625CIMM%2FNOPB/ADC122S625CIMM%2FNOPBCT-ND/1823877/?itemSeq=302284676</text:a></text:p>
          </table:table-cell>
          <table:table-cell office:value-type="currency" office:currency="USD" office:value="6.94" calcext:value-type="currency">
            <text:p>$6.9400</text:p>
          </table:table-cell>
          <table:table-cell office:value-type="currency" office:currency="USD" office:value="6.267" calcext:value-type="currency">
            <text:p>$6.2670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ADC</text:p>
          </table:table-cell>
          <table:table-cell table:style-name="ce71" office:value-type="string" calcext:value-type="string">
            <text:p>IC ADC 12BIT SAR 8VSSOP</text:p>
          </table:table-cell>
          <table:table-cell table:style-name="ce78" office:value-type="string" calcext:value-type="string">
            <text:p>ADC122S021CIMM/NOPB</text:p>
          </table:table-cell>
          <table:table-cell table:style-name="ce85"/>
          <table:table-cell table:style-name="ce89"/>
          <table:table-cell table:style-name="ce95" office:value-type="string" calcext:value-type="string">
            <text:p><text:a xlink:href="https://www.digikey.com.mx/product-detail/es/texas-instruments/ADC122S021CIMM-NOPB/ADC122S021CIMM-NOPBTR-ND/755010" xlink:type="simple">https://www.digikey.com.mx/product-detail/es/texas-instruments/ADC122S021CIMM-NOPB/ADC122S021CIMM-NOPBTR-ND/755010</text:a></text:p>
          </table:table-cell>
          <table:table-cell table:style-name="ce98" table:number-columns-repeated="2"/>
          <table:table-cell table:style-name="ce71" table:number-columns-repeated="2"/>
          <table:table-cell table:style-name="ce95"/>
          <table:table-cell table:style-name="ce98" table:number-columns-repeated="3"/>
          <table:table-cell table:style-name="ce71" table:number-columns-repeated="1009"/>
          <table:table-cell table:style-name="ce99"/>
        </table:table-row>
        <table:table-row table:style-name="ro2">
          <table:table-cell office:value-type="string" calcext:value-type="string">
            <text:p>SRAM</text:p>
          </table:table-cell>
          <table:table-cell office:value-type="string" calcext:value-type="string">
            <text:p>IC SRAM 8MBIT PARALLEL 44TSOP II</text:p>
          </table:table-cell>
          <table:table-cell table:style-name="ce79" office:value-type="string" calcext:value-type="string">
            <text:p>CY62157EV30LL-45ZSXA </text:p>
          </table:table-cell>
          <table:table-cell table:style-name="ce84" office:value-type="float" office:value="44" calcext:value-type="float">
            <text:p>44</text:p>
          </table:table-cell>
          <table:table-cell table:style-name="ce77"/>
          <table:table-cell table:style-name="ce94" office:value-type="string" calcext:value-type="string">
            <text:p><text:a xlink:href="https://www.digikey.com.mx/product-detail/es/cypress-semiconductor-corp/CY7C1041GN30-10BVXI/2015-CY7C1041GN30-10BVXI-ND/9771559" xlink:type="simple">https://www.digikey.com.mx/product-detail/es/cypress-semiconductor-corp/CY7C1041GN30-10BVXI/2015-CY7C1041GN30-10BVXI-ND/9771559</text:a></text:p>
          </table:table-cell>
          <table:table-cell office:value-type="currency" office:currency="USD" office:value="8.9" calcext:value-type="currency">
            <text:p>$8.9000</text:p>
          </table:table-cell>
          <table:table-cell office:value-type="currency" office:currency="USD" office:value="8.192" calcext:value-type="currency">
            <text:p>$8.1920</text:p>
          </table:table-cell>
          <table:table-cell office:value-type="string" calcext:value-type="string">
            <text:p>CY62157EV30LL-45ZSXIT</text:p>
          </table:table-cell>
          <table:table-cell/>
          <table:table-cell office:value-type="string" calcext:value-type="string">
            <text:p><text:a xlink:href="https://www.digikey.com.mx/es/products/detail/cypress-semiconductor-corp/CY62157EV30LL-45ZSXIT/1205268" xlink:type="simple">https://www.digikey.com.mx/es/products/detail/cypress-semiconductor-corp/CY62157EV30LL-45ZSXIT/1205268</text:a></text:p>
            <text:p/>
          </table:table-cell>
          <table:table-cell office:value-type="currency" office:currency="USD" office:value="8.9" calcext:value-type="currency">
            <text:p>$8.9000</text:p>
          </table:table-cell>
          <table:table-cell office:value-type="currency" office:currency="USD" office:value="0" calcext:value-type="currency">
            <text:p>$0.0000</text:p>
          </table:table-cell>
          <table:table-cell office:value-type="currency" office:currency="USD" office:value="8.0212" calcext:value-type="currency">
            <text:p>$8.02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IC FLASH 16MBIT SPI 85MHZ 8UDFN</text:p>
          </table:table-cell>
          <table:table-cell table:style-name="ce77" office:value-type="string" calcext:value-type="string">
            <text:p>AT45DB161E-SSHF2B-T </text:p>
          </table:table-cell>
          <table:table-cell table:style-name="ce84" office:value-type="float" office:value="8" calcext:value-type="float">
            <text:p>8</text:p>
          </table:table-cell>
          <table:table-cell table:style-name="ce77"/>
          <table:table-cell table:style-name="ce94" office:value-type="string" calcext:value-type="string">
            <text:p><text:a xlink:href="https://www.digikey.com.mx/product-detail/es/AT45DB161E-MHF2B-T/1265-1040-1-ND/3986539/?itemSeq=302596312" xlink:type="simple">https://www.digikey.com.mx/product-detail/es/AT45DB161E-MHF2B-T/1265-1040-1-ND/3986539/?itemSeq=302596312</text:a></text:p>
          </table:table-cell>
          <table:table-cell office:value-type="currency" office:currency="USD" office:value="2.59" calcext:value-type="currency">
            <text:p>$2.5900</text:p>
          </table:table-cell>
          <table:table-cell office:value-type="currency" office:currency="USD" office:value="2.326" calcext:value-type="currency">
            <text:p>$2.326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pacitor</text:p>
          </table:table-cell>
          <table:table-cell office:value-type="string" calcext:value-type="string">
            <text:p>@4.7uF; 6.3V; X5R;0805;10%;CER</text:p>
          </table:table-cell>
          <table:table-cell table:style-name="ce80" office:value-type="string" calcext:value-type="string">
            <text:p>CL21A475KQFNNNG <text:s text:c="8"/>CAP CER 4.7UF 6.3V X5R 0805</text:p>
          </table:table-cell>
          <table:table-cell table:style-name="ce86" office:value-type="string" calcext:value-type="string">
            <text:p>10x2</text:p>
          </table:table-cell>
          <table:table-cell table:style-name="ce106" office:value-type="string" calcext:value-type="string">
            <text:p>4.7uF</text:p>
          </table:table-cell>
          <table:table-cell office:value-type="string" calcext:value-type="string">
            <text:p><text:a xlink:href="https://www.digikey.com.mx/ordering/shoppingcart?qty=5&amp;cref=&amp;enterprise=0&amp;part=1276-6465-1-ND&amp;partid=5958093&amp;source=search" xlink:type="simple">https://www.digikey.com.mx/ordering/shoppingcart?qty=5&amp;cref=&amp;enterprise=0&amp;part=1276-6465-1-ND&amp;partid=5958093&amp;source=search</text:a></text:p>
          </table:table-cell>
          <table:table-cell office:value-type="currency" office:currency="USD" office:value="0.13" calcext:value-type="currency">
            <text:p>$0.1300</text:p>
          </table:table-cell>
          <table:table-cell office:value-type="currency" office:currency="USD" office:value="0.089" calcext:value-type="currency">
            <text:p>$0.089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pacitor</text:p>
          </table:table-cell>
          <table:table-cell office:value-type="string" calcext:value-type="string">
            <text:p>@0.47uF; 6.3V; X5R;0402;10%;CER</text:p>
          </table:table-cell>
          <table:table-cell table:style-name="ce80" office:value-type="string" calcext:value-type="string">
            <text:p>CL05A474KQ5NNNC <text:s text:c="8"/>CAP CER 0.47UF 6.3V X5R 0402 </text:p>
          </table:table-cell>
          <table:table-cell table:style-name="ce86" office:value-type="string" calcext:value-type="string">
            <text:p>9x2</text:p>
          </table:table-cell>
          <table:table-cell table:style-name="ce106" office:value-type="string" calcext:value-type="string">
            <text:p>0.47uF</text:p>
          </table:table-cell>
          <table:table-cell office:value-type="string" calcext:value-type="string">
            <text:p><text:a xlink:href="https://www.digikey.com.mx/product-detail/es/samsung-electro-mechanics/CL05A474KQ5NNNC/1276-1479-1-ND/3889565" xlink:type="simple">https://www.digikey.com.mx/product-detail/es/samsung-electro-mechanics/CL05A474KQ5NNNC/1276-1479-1-ND/3889565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6" calcext:value-type="currency">
            <text:p>$0.06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pacitor</text:p>
          </table:table-cell>
          <table:table-cell office:value-type="string" calcext:value-type="string">
            <text:p>@100uF; 6.3V; X5R;1210;20%;CER</text:p>
          </table:table-cell>
          <table:table-cell table:style-name="ce80" office:value-type="string" calcext:value-type="string">
            <text:p>CL32A107MQVNNNE <text:s/>CAP CER 100UF 6.3V X5R 1210</text:p>
          </table:table-cell>
          <table:table-cell table:style-name="ce86" office:value-type="string" calcext:value-type="string">
            <text:p>5x2</text:p>
          </table:table-cell>
          <table:table-cell table:style-name="ce106" office:value-type="string" calcext:value-type="string">
            <text:p>100uF</text:p>
          </table:table-cell>
          <table:table-cell office:value-type="string" calcext:value-type="string">
            <text:p><text:a xlink:href="https://www.digikey.com.mx/product-detail/es/samsung-electro-mechanics/CL32A107MQVNNNE/1276-1092-1-ND/3889178" xlink:type="simple">https://www.digikey.com.mx/product-detail/es/samsung-electro-mechanics/CL32A107MQVNNNE/1276-1092-1-ND/3889178</text:a></text:p>
          </table:table-cell>
          <table:table-cell office:value-type="currency" office:currency="USD" office:value="0.67" calcext:value-type="currency">
            <text:p>$0.6700</text:p>
          </table:table-cell>
          <table:table-cell office:value-type="currency" office:currency="USD" office:value="0.475" calcext:value-type="currency">
            <text:p>$0.47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pacitor</text:p>
          </table:table-cell>
          <table:table-cell office:value-type="string" calcext:value-type="string">
            <text:p>@0.01uF;6.3V;X7R;0805;10%</text:p>
          </table:table-cell>
          <table:table-cell table:style-name="ce80" office:value-type="string" calcext:value-type="string">
            <text:p>CAP CER SMD 0805 .01UF 6.3V 10%</text:p>
          </table:table-cell>
          <table:table-cell table:style-name="ce86"/>
          <table:table-cell table:style-name="ce106"/>
          <table:table-cell office:value-type="string" calcext:value-type="string">
            <text:p><text:a xlink:href="https://www.digikey.com.mx/en/products/detail/kemet/C0805Y103K9RAC7800/8572484?s=N4IgjCBcpgLFoDGUBmBDANgZwKYBoQB7KAbRACYBWcsSykAXQIAcAXKEAZVYCcBLAHYBzEAF8CYAGwIQySOmz4ipEAGYAnKvLrGLdpC69BI8eHUAOHdFmpMuAsUhkADLpBsO3fsLEFyz2CskW0UHFWcAOmcwAAIAVoAxNw8DAFUBPlYAeRQAWRw0LABXHhxfEABachk5XiKlRzJ6BlFWoA" xlink:type="simple">https://www.digikey.com.mx/en/products/detail/kemet/C0805Y103K9RAC7800/8572484?s=N4IgjCBcpgLFoDGUBmBDANgZwKYBoQB7KAbRACYBWcsSykAXQIAcAXKEAZVYCcBLAHYBzEAF8CYAGwIQySOmz4ipEAGYAnKvLrGLdpC69BI8eHUAOHdFmpMuAsUhkADLpBsO3fsLEFyz2CskW0UHFWcAOmcwAAIAVoAxNw8DAFUBPlYAeRQAWRw0LABXHhxfEABachk5XiKlRzJ6BlFWoA</text:a></text:p>
          </table:table-cell>
          <table:table-cell office:value-type="currency" office:currency="USD" office:value="0.43" calcext:value-type="currency">
            <text:p>$0.4300</text:p>
          </table:table-cell>
          <table:table-cell office:value-type="currency" office:currency="USD" office:value="0.302" calcext:value-type="currency">
            <text:p>$0.30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@10uF;6.3V;X5R;0805;20%</text:p>
          </table:table-cell>
          <table:table-cell table:style-name="ce80" office:value-type="string" calcext:value-type="string">
            <text:p>CAP CER 10UF 6.3V X5R 0805</text:p>
          </table:table-cell>
          <table:table-cell table:style-name="ce86"/>
          <table:table-cell table:style-name="ce106"/>
          <table:table-cell office:value-type="string" calcext:value-type="string">
            <text:p><text:a xlink:href="https://www.digikey.com.mx/en/products/detail/samsung-electro-mechanics/CL21A106MQFNNNE/3886956" xlink:type="simple">https://www.digikey.com.mx/en/products/detail/samsung-electro-mechanics/CL21A106MQFNNNE/3886956</text:a></text:p>
          </table:table-cell>
          <table:table-cell office:value-type="currency" office:currency="USD" office:value="0.11" calcext:value-type="currency">
            <text:p>$0.1100</text:p>
          </table:table-cell>
          <table:table-cell office:value-type="currency" office:currency="USD" office:value="0.082" calcext:value-type="currency">
            <text:p>$0.08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@0.1uF;6.3V;X5R;0805;10%</text:p>
          </table:table-cell>
          <table:table-cell table:style-name="ce80" office:value-type="string" calcext:value-type="string">
            <text:p>CAP CER 0.1UF 6.3V X5R 0805</text:p>
          </table:table-cell>
          <table:table-cell table:style-name="ce86"/>
          <table:table-cell table:style-name="ce106"/>
          <table:table-cell office:value-type="string" calcext:value-type="string">
            <text:p><text:a xlink:href="https://www.digikey.com.mx/en/products/detail/avx-corporation/08056D104KAT2A/11568656" xlink:type="simple">https://www.digikey.com.mx/en/products/detail/avx-corporation/08056D104KAT2A/11568656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6" calcext:value-type="currency">
            <text:p>$0.0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@0.12uF;10V;X7R;0603;10%</text:p>
          </table:table-cell>
          <table:table-cell table:style-name="ce80" office:value-type="string" calcext:value-type="string">
            <text:p>CAP CER 0.12UF 10V X7R 0603</text:p>
          </table:table-cell>
          <table:table-cell table:style-name="ce86"/>
          <table:table-cell table:style-name="ce106"/>
          <table:table-cell office:value-type="string" calcext:value-type="string">
            <text:p><text:a xlink:href="https://www.digikey.com.mx/en/products/detail/avx-corporation/0603ZC124KAT2A/563350" xlink:type="simple">https://www.digikey.com.mx/en/products/detail/avx-corporation/0603ZC124KAT2A/563350</text:a></text:p>
          </table:table-cell>
          <table:table-cell office:value-type="currency" office:currency="USD" office:value="0.35" calcext:value-type="currency">
            <text:p>$0.3500</text:p>
          </table:table-cell>
          <table:table-cell office:value-type="currency" office:currency="USD" office:value="0.242" calcext:value-type="currency">
            <text:p>$0.24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@6800pF;10V;X7R;0603;10%</text:p>
          </table:table-cell>
          <table:table-cell table:style-name="ce80" office:value-type="string" calcext:value-type="string">
            <text:p>CAP CER 6800PF 10V X7R 0603</text:p>
          </table:table-cell>
          <table:table-cell table:style-name="ce86"/>
          <table:table-cell table:style-name="ce106"/>
          <table:table-cell office:value-type="string" calcext:value-type="string">
            <text:p><text:a xlink:href="https://www.digikey.com.mx/en/products/detail/würth-elektronik/885012206013/5453787" xlink:type="simple">https://www.digikey.com.mx/en/products/detail/w%C3%BCrth-elektronik/885012206013/5453787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21" calcext:value-type="currency">
            <text:p>$0.02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P SW</text:p>
          </table:table-cell>
          <table:table-cell office:value-type="string" calcext:value-type="string">
            <text:p>SWITCH SLIDE DIP SPST 50MA 24V</text:p>
          </table:table-cell>
          <table:table-cell table:style-name="ce74" office:value-type="string" calcext:value-type="string">
            <text:p>206-8 </text:p>
          </table:table-cell>
          <table:table-cell table:style-name="ce73" office:value-type="float" office:value="16" calcext:value-type="float">
            <text:p>16</text:p>
          </table:table-cell>
          <table:table-cell table:style-name="ce90"/>
          <table:table-cell office:value-type="string" calcext:value-type="string">
            <text:p><text:a xlink:href="https://www.digikey.com.mx/product-detail/es/206-8/CT2068-ND/20760/?itemSeq=303884575" xlink:type="simple">https://www.digikey.com.mx/product-detail/es/206-8/CT2068-ND/20760/?itemSeq=303884575</text:a></text:p>
          </table:table-cell>
          <table:table-cell office:value-type="currency" office:currency="USD" office:value="0.9" calcext:value-type="currency">
            <text:p>$0.9000</text:p>
          </table:table-cell>
          <table:table-cell office:value-type="currency" office:currency="USD" office:value="0.863" calcext:value-type="currency">
            <text:p>$0.86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ductor Voltaje</text:p>
          </table:table-cell>
          <table:table-cell office:value-type="string" calcext:value-type="string">
            <text:p>IC TRNSLTR BIDIRECTIONAL 24TSSOP</text:p>
          </table:table-cell>
          <table:table-cell table:style-name="ce74" office:value-type="string" calcext:value-type="string">
            <text:p>74LVC4245APW,118‎</text:p>
          </table:table-cell>
          <table:table-cell table:style-name="ce83" office:value-type="float" office:value="24" calcext:value-type="float">
            <text:p>24</text:p>
          </table:table-cell>
          <table:table-cell table:style-name="ce88"/>
          <table:table-cell office:value-type="string" calcext:value-type="string">
            <text:p><text:a xlink:href="https://www.digikey.com.mx/product-detail/es/74LVC4245APW%2C118/1727-4308-1-ND/2209918/?itemSeq=304138377" xlink:type="simple">https://www.digikey.com.mx/product-detail/es/74LVC4245APW%2C118/1727-4308-1-ND/2209918/?itemSeq=304138377</text:a></text:p>
          </table:table-cell>
          <table:table-cell office:value-type="currency" office:currency="USD" office:value="0.59" calcext:value-type="currency">
            <text:p>$0.5900</text:p>
          </table:table-cell>
          <table:table-cell office:value-type="currency" office:currency="USD" office:value="0.517" calcext:value-type="currency">
            <text:p>$0.51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scilador</text:p>
          </table:table-cell>
          <table:table-cell office:value-type="string" calcext:value-type="string">
            <text:p>XTAL OSC XO 60.0000MHZ HCMOS SMD</text:p>
          </table:table-cell>
          <table:table-cell table:style-name="ce74" office:value-type="string" calcext:value-type="string">
            <text:p>XLH536060.000000I‎</text:p>
          </table:table-cell>
          <table:table-cell table:style-name="ce83" office:value-type="float" office:value="6" calcext:value-type="float">
            <text:p>6</text:p>
          </table:table-cell>
          <table:table-cell table:style-name="ce88"/>
          <table:table-cell office:value-type="string" calcext:value-type="string">
            <text:p><text:a xlink:href="https://www.digikey.com.mx/product-detail/es/XLH536060.000000I/631-1167-ND/2074695/?itemSeq=305209256" xlink:type="simple">https://www.digikey.com.mx/product-detail/es/XLH536060.000000I/631-1167-ND/2074695/?itemSeq=305209256</text:a></text:p>
          </table:table-cell>
          <table:table-cell office:value-type="currency" office:currency="USD" office:value="1.91" calcext:value-type="currency">
            <text:p>$1.9100</text:p>
          </table:table-cell>
          <table:table-cell office:value-type="currency" office:currency="USD" office:value="1.829" calcext:value-type="currency">
            <text:p>$1.8290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SRAM</text:p>
          </table:table-cell>
          <table:table-cell table:style-name="ce71" office:value-type="string" calcext:value-type="string">
            <text:p>IC SRAM 4MBIT PARALLEL 44TSOP II</text:p>
          </table:table-cell>
          <table:table-cell table:style-name="ce78" office:value-type="string" calcext:value-type="string">
            <text:p>IS61WV25616EDBLL-10TLI‎ </text:p>
          </table:table-cell>
          <table:table-cell table:style-name="ce85" office:value-type="float" office:value="44" calcext:value-type="float">
            <text:p>44</text:p>
          </table:table-cell>
          <table:table-cell table:style-name="ce89"/>
          <table:table-cell table:style-name="ce95" office:value-type="string" calcext:value-type="string">
            <text:p><text:a xlink:href="https://www.digikey.com.mx/product-detail/es/IS61WV25616EDBLL-10TLI/706-1146-ND/2799144/?itemSeq=303374271" xlink:type="simple">https://www.digikey.com.mx/product-detail/es/IS61WV25616EDBLL-10TLI/706-1146-ND/2799144/?itemSeq=303374271</text:a></text:p>
          </table:table-cell>
          <table:table-cell table:style-name="ce98" office:value-type="currency" office:currency="USD" office:value="3.21" calcext:value-type="currency">
            <text:p>$3.2100</text:p>
          </table:table-cell>
          <table:table-cell table:style-name="ce98" office:value-type="currency" office:currency="USD" office:value="2.884" calcext:value-type="currency">
            <text:p>$2.8840</text:p>
          </table:table-cell>
          <table:table-cell table:style-name="ce71" table:number-columns-repeated="2"/>
          <table:table-cell table:style-name="ce95"/>
          <table:table-cell table:style-name="ce98" table:number-columns-repeated="3"/>
          <table:table-cell table:style-name="ce71" table:number-columns-repeated="1009"/>
          <table:table-cell table:style-name="ce99"/>
        </table:table-row>
        <table:table-row table:style-name="ro1">
          <table:table-cell office:value-type="string" calcext:value-type="string">
            <text:p>Terminal</text:p>
          </table:table-cell>
          <table:table-cell office:value-type="string" calcext:value-type="string">
            <text:p>TERM BLK 2P SIDE ENT 5.08MM PCB</text:p>
          </table:table-cell>
          <table:table-cell table:style-name="ce74" office:value-type="string" calcext:value-type="string">
            <text:p>OSTTC022162 </text:p>
          </table:table-cell>
          <table:table-cell table:style-name="ce83"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<text:a xlink:href="https://www.digikey.com.mx/product-detail/es/on-shore-technology-inc/OSTTC022162/ED2609-ND/614558" xlink:type="simple">https://www.digikey.com.mx/product-detail/es/on-shore-technology-inc/OSTTC022162/ED2609-ND/614558</text:a></text:p>
          </table:table-cell>
          <table:table-cell office:value-type="currency" office:currency="USD" office:value="0.8" calcext:value-type="currency">
            <text:p>$0.8000</text:p>
          </table:table-cell>
          <table:table-cell office:value-type="currency" office:currency="USD" office:value="0.437" calcext:value-type="currency">
            <text:p>$0.43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croUSB</text:p>
          </table:table-cell>
          <table:table-cell office:value-type="string" calcext:value-type="string">
            <text:p>CONN RCPT USB2.0 MICRO B SMD R/A</text:p>
          </table:table-cell>
          <table:table-cell table:style-name="ce74" office:value-type="string" calcext:value-type="string">
            <text:p>10118193-0001LF </text:p>
          </table:table-cell>
          <table:table-cell table:style-name="ce83" office:value-type="float" office:value="5" calcext:value-type="float">
            <text:p>5</text:p>
          </table:table-cell>
          <table:table-cell table:style-name="ce88"/>
          <table:table-cell office:value-type="string" calcext:value-type="string">
            <text:p><text:a xlink:href="https://www.digikey.com.mx/product-detail/es/amphenol-icc-fci/10118193-0001LF/609-4616-1-ND/2785380" xlink:type="simple">https://www.digikey.com.mx/product-detail/es/amphenol-icc-fci/10118193-0001LF/609-4616-1-ND/2785380</text:a></text:p>
          </table:table-cell>
          <table:table-cell office:value-type="currency" office:currency="USD" office:value="0.48" calcext:value-type="currency">
            <text:p>$0.4800</text:p>
          </table:table-cell>
          <table:table-cell office:value-type="currency" office:currency="USD" office:value="0.451" calcext:value-type="currency">
            <text:p>$0.45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sh BT</text:p>
          </table:table-cell>
          <table:table-cell office:value-type="string" calcext:value-type="string">
            <text:p>TACT 4.5 X 4.5, 3.8 MM H, 1.0N,</text:p>
          </table:table-cell>
          <table:table-cell table:style-name="ce74" office:value-type="string" calcext:value-type="string">
            <text:p>PTS647SN38SMTR2LFS</text:p>
          </table:table-cell>
          <table:table-cell table:style-name="ce83" office:value-type="float" office:value="4" calcext:value-type="float">
            <text:p>4</text:p>
          </table:table-cell>
          <table:table-cell table:style-name="ce88"/>
          <table:table-cell office:value-type="string" calcext:value-type="string">
            <text:p><text:a xlink:href="https://www.digikey.com.mx/product-detail/es/PTS+647+SN38+SMTR2+LFS/PTS647SN38SMTR2LFSCT-ND/9649869/?itemSeq=303388718" xlink:type="simple">https://www.digikey.com.mx/product-detail/es/PTS+647+SN38+SMTR2+LFS/PTS647SN38SMTR2LFSCT-ND/9649869/?itemSeq=303388718</text:a></text:p>
          </table:table-cell>
          <table:table-cell office:value-type="currency" office:currency="USD" office:value="0.18" calcext:value-type="currency">
            <text:p>$0.1800</text:p>
          </table:table-cell>
          <table:table-cell office:value-type="currency" office:currency="USD" office:value="0.177" calcext:value-type="currency">
            <text:p>$0.17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D Green</text:p>
          </table:table-cell>
          <table:table-cell office:value-type="string" calcext:value-type="string">
            <text:p>@LED;GRE;0603</text:p>
          </table:table-cell>
          <table:table-cell table:style-name="ce74" office:value-type="string" calcext:value-type="string">
            <text:p>LTST-C191KGKT</text:p>
          </table:table-cell>
          <table:table-cell table:style-name="ce83"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<text:a xlink:href="https://www.digikey.com.mx/product-detail/es/LTST-C191KGKT/160-1446-1-ND/386834/?itemSeq=303514635" xlink:type="simple">https://www.digikey.com.mx/product-detail/es/LTST-C191KGKT/160-1446-1-ND/386834/?itemSeq=303514635</text:a></text:p>
          </table:table-cell>
          <table:table-cell office:value-type="currency" office:currency="USD" office:value="0.26" calcext:value-type="currency">
            <text:p>$0.2600</text:p>
          </table:table-cell>
          <table:table-cell office:value-type="currency" office:currency="USD" office:value="0.141" calcext:value-type="currency">
            <text:p>$0.14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D Red</text:p>
          </table:table-cell>
          <table:table-cell office:value-type="string" calcext:value-type="string">
            <text:p>@LED;RED;0603</text:p>
          </table:table-cell>
          <table:table-cell table:style-name="ce74" office:value-type="string" calcext:value-type="string">
            <text:p>LTST-C191KRKT</text:p>
          </table:table-cell>
          <table:table-cell table:style-name="ce83"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<text:a xlink:href="https://www.digikey.com.mx/product-detail/es/LTST-C191KRKT/160-1447-1-ND/386836/?itemSeq=303514649" xlink:type="simple">https://www.digikey.com.mx/product-detail/es/LTST-C191KRKT/160-1447-1-ND/386836/?itemSeq=303514649</text:a></text:p>
          </table:table-cell>
          <table:table-cell office:value-type="currency" office:currency="USD" office:value="0.26" calcext:value-type="currency">
            <text:p>$0.2600</text:p>
          </table:table-cell>
          <table:table-cell office:value-type="currency" office:currency="USD" office:value="0.141" calcext:value-type="currency">
            <text:p>$0.14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D Blue</text:p>
          </table:table-cell>
          <table:table-cell office:value-type="string" calcext:value-type="string">
            <text:p>@LED;BLU;0603</text:p>
          </table:table-cell>
          <table:table-cell table:style-name="ce74" office:value-type="string" calcext:value-type="string">
            <text:p>LTST-C191TBKT</text:p>
          </table:table-cell>
          <table:table-cell table:style-name="ce83"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<text:a xlink:href="https://www.digikey.com.mx/product-detail/es/LTST-C191TBKT/160-1647-1-ND/573587/?itemSeq=303514652" xlink:type="simple">https://www.digikey.com.mx/product-detail/es/LTST-C191TBKT/160-1647-1-ND/573587/?itemSeq=303514652</text:a></text:p>
          </table:table-cell>
          <table:table-cell office:value-type="currency" office:currency="USD" office:value="0.33" calcext:value-type="currency">
            <text:p>$0.3300</text:p>
          </table:table-cell>
          <table:table-cell office:value-type="currency" office:currency="USD" office:value="0.262" calcext:value-type="currency">
            <text:p>$0.2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@1uF; 6.3V; X5R;0805;10%;CER</text:p>
          </table:table-cell>
          <table:table-cell office:value-type="string" calcext:value-type="string">
            <text:p>CC0805KKX5R5BB105</text:p>
          </table:table-cell>
          <table:table-cell table:number-columns-repeated="2"/>
          <table:table-cell table:style-name="ce72" office:value-type="string" calcext:value-type="string">
            <text:p>https://www.digikey.com.mx/es/products/detail/yageo/CC0805KKX5R5BB105/5884149</text:p>
          </table:table-cell>
          <table:table-cell office:value-type="currency" office:currency="USD" office:value="0.19" calcext:value-type="currency">
            <text:p>$0.1900</text:p>
          </table:table-cell>
          <table:table-cell office:value-type="currency" office:currency="USD" office:value="0.128" calcext:value-type="currency">
            <text:p>$0.1280</text:p>
          </table:table-cell>
          <table:table-cell table:number-columns-repeated="1016"/>
        </table:table-row>
        <table:table-row table:style-name="ro1">
          <table:table-cell table:style-name="ce103" office:value-type="string" calcext:value-type="string">
            <text:p>Oscilador imu</text:p>
          </table:table-cell>
          <table:table-cell table:style-name="ce103" office:value-type="string" calcext:value-type="string">
            <text:p>XTAL OSC XO 32.768KHZ HCMOS SMD</text:p>
          </table:table-cell>
          <table:table-cell table:style-name="ce114" office:value-type="string" calcext:value-type="string">
            <text:p>CO2520-0.032768-3.3-50-X-TR</text:p>
          </table:table-cell>
          <table:table-cell table:style-name="ce121" office:value-type="float" office:value="4" calcext:value-type="float">
            <text:p>4</text:p>
          </table:table-cell>
          <table:table-cell table:style-name="ce126"/>
          <table:table-cell table:style-name="ce131" office:value-type="string" calcext:value-type="string">
            <text:p><text:a xlink:href="https://www.digikey.com.mx/es/products/detail/raltron-electronics/CO2520-0-032768-3-3-50-X-TR/10246244" xlink:type="simple">https://www.digikey.com.mx/es/products/detail/raltron-electronics/CO2520-0-032768-3-3-50-X-TR/10246244</text:a></text:p>
          </table:table-cell>
          <table:table-cell table:style-name="ce135" office:value-type="currency" office:currency="USD" office:value="1.46" calcext:value-type="currency">
            <text:p>$1.4600</text:p>
          </table:table-cell>
          <table:table-cell table:style-name="ce135"/>
          <table:table-cell table:style-name="ce103" table:number-columns-repeated="2"/>
          <table:table-cell table:style-name="ce131"/>
          <table:table-cell table:style-name="ce135" table:number-columns-repeated="3"/>
          <table:table-cell table:style-name="ce103" table:number-columns-repeated="1009"/>
          <table:table-cell table:style-name="ce137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1M;1/2W;0805;1%</text:p>
          </table:table-cell>
          <table:table-cell office:value-type="string" calcext:value-type="string">
            <text:p>RES SMD 1M OHM 1% 1/2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vishay-dale/CRCW08051M00FKEAHP/2222364" xlink:type="simple">https://www.digikey.com.mx/es/products/detail/vishay-dale/CRCW08051M00FKEAHP/2222364</text:a></text:p>
          </table:table-cell>
          <table:table-cell office:value-type="currency" office:currency="USD" office:value="0.26" calcext:value-type="currency">
            <text:p>$0.2600</text:p>
          </table:table-cell>
          <table:table-cell office:value-type="currency" office:currency="USD" office:value="0.221" calcext:value-type="currency">
            <text:p>$0.22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100;1/4W;0805;1%</text:p>
          </table:table-cell>
          <table:table-cell office:value-type="string" calcext:value-type="string">
            <text:p>RES 100 OHM 1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stackpole-electronics-inc/RNCP0805FTD100R/2240209" xlink:type="simple">https://www.digikey.com.mx/es/products/detail/stackpole-electronics-inc/RNCP0805FTD100R/2240209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7" calcext:value-type="currency">
            <text:p>$0.0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4.7K;1/4W;0805;1%</text:p>
          </table:table-cell>
          <table:table-cell office:value-type="string" calcext:value-type="string">
            <text:p>RES 4.7K OHM 1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koa-speer-electronics-inc/SG73S2ATTD4701F/10279923" xlink:type="simple">https://www.digikey.com.mx/es/products/detail/koa-speer-electronics-inc/SG73S2ATTD4701F/10279923</text:a></text:p>
          </table:table-cell>
          <table:table-cell office:value-type="currency" office:currency="USD" office:value="0.19" calcext:value-type="currency">
            <text:p>$0.1900</text:p>
          </table:table-cell>
          <table:table-cell office:value-type="currency" office:currency="USD" office:value="0.158" calcext:value-type="currency">
            <text:p>$0.15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330;1/4W;0805;1%</text:p>
          </table:table-cell>
          <table:table-cell office:value-type="string" calcext:value-type="string">
            <text:p>RES 330 OHM 1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yageo/RC0805FR-7W330RL/12698865" xlink:type="simple">https://www.digikey.com.mx/es/products/detail/yageo/RC0805FR-7W330RL/12698865</text:a></text:p>
          </table:table-cell>
          <table:table-cell office:value-type="currency" office:currency="USD" office:value="0.18" calcext:value-type="currency">
            <text:p>$0.1800</text:p>
          </table:table-cell>
          <table:table-cell office:value-type="currency" office:currency="USD" office:value="1.53" calcext:value-type="currency">
            <text:p>$1.53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51;1/4W;0805;5%</text:p>
          </table:table-cell>
          <table:table-cell office:value-type="string" calcext:value-type="string">
            <text:p>RES 51 OHM 5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koa-speer-electronics-inc/RK73B2ATTD510J/10236476" xlink:type="simple">https://www.digikey.com.mx/es/products/detail/koa-speer-electronics-inc/RK73B2ATTD510J/10236476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28" calcext:value-type="currency">
            <text:p>$0.02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20;1/4W;0805;1%</text:p>
          </table:table-cell>
          <table:table-cell office:value-type="string" calcext:value-type="string">
            <text:p>RES 20 OHM 1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stackpole-electronics-inc/RNCP0805FTD20R0/2240199" xlink:type="simple">https://www.digikey.com.mx/es/products/detail/stackpole-electronics-inc/RNCP0805FTD20R0/2240199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7" calcext:value-type="currency">
            <text:p>$0.0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2.4K;1/4W;0805;1%</text:p>
          </table:table-cell>
          <table:table-cell office:value-type="string" calcext:value-type="string">
            <text:p>RES 2.4K OHM 1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koa-speer-electronics-inc/RK73H2ATTD2401F/10234257" xlink:type="simple">https://www.digikey.com.mx/es/products/detail/koa-speer-electronics-inc/RK73H2ATTD2401F/10234257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35" calcext:value-type="currency">
            <text:p>$0.03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10K;1/4W;0805;1%</text:p>
          </table:table-cell>
          <table:table-cell office:value-type="string" calcext:value-type="string">
            <text:p>RES 10K OHM 1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koa-speer-electronics-inc/RK73H2ATTE1002F/11476556" xlink:type="simple">https://www.digikey.com.mx/es/products/detail/koa-speer-electronics-inc/RK73H2ATTE1002F/11476556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4" calcext:value-type="currency">
            <text:p>$0.0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10;1/4W;0805;1%</text:p>
          </table:table-cell>
          <table:table-cell office:value-type="string" calcext:value-type="string">
            <text:p>RES SMD 10 OHM 1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bourns-inc/CRS0805-FX-10R0ELF/5778644" xlink:type="simple">https://www.digikey.com.mx/es/products/detail/bourns-inc/CRS0805-FX-10R0ELF/5778644</text:a></text:p>
          </table:table-cell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4P0"/>
    </number:currency-style>
    <number:number-style style:name="N125">
      <number:number number:decimal-places="1" number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09:33:50.2570382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30T16:17:17.067715288</meta:creation-date>
    <dc:date>2021-03-30T09:38:50.477157866</dc:date>
    <meta:editing-duration>PT14H7M20S</meta:editing-duration>
    <meta:editing-cycles>26</meta:editing-cycles>
    <meta:generator>LibreOffice/7.1.1.2$Linux_X86_64 LibreOffice_project/fe0b08f4af1bacafe4c7ecc87ce55bb426164676</meta:generator>
    <meta:document-statistic meta:table-count="2" meta:cell-count="382" meta:object-count="0"/>
  </office:meta>
</office:document-meta>
</file>